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84.68mm"/>
    </style:style>
    <style:style style:name="co5" style:family="table-column">
      <style:table-column-properties fo:break-before="auto" style:column-width="88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9.66mm"/>
    </style:style>
    <style:style style:name="co8" style:family="table-column">
      <style:table-column-properties fo:break-before="auto" style:column-width="43.02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26.14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17.73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fo:wrap-option="wrap"/>
      <style:text-properties style:use-window-font-color="true"/>
    </style:style>
    <style:style style:name="ce4" style:family="table-cell" style:parent-style-name="Default">
      <style:table-cell-properties fo:wrap-option="wrap"/>
      <style:text-properties style:font-name="Liberation Sans" style:font-name-asian="Noto Sans CJK SC Regular" style:font-name-complex="Lohit Devanagari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ueServic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table:number-columns-repeated="6"/>
          <table:table-cell table:style-name="ce3" office:value-type="string" calcext:value-type="string">
            <text:p>ou=Voirie,ou=Espace_Pu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2" table:style-name="ce2" office:value-type="string" calcext:value-type="string">
            <text:p>Nom</text:p>
          </table:table-cell>
          <table:table-cell table:style-name="ce2" office:value-type="string" calcext:value-type="string">
            <text:p>Responsable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Coment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ou</text:p>
          </table:table-cell>
          <table:table-cell table:number-columns-repeated="2" table:style-name="ce2" office:value-type="string" calcext:value-type="string">
            <text:p>ouDisplayName</text:p>
          </table:table-cell>
          <table:table-cell table:style-name="ce2" office:value-type="string" calcext:value-type="string">
            <text:p>seeAlso</text:p>
          </table:table-cell>
          <table:table-cell table:style-name="ce2" table:number-columns-repeated="1018"/>
        </table:table-row>
        <table:table-row table:style-name="ro2">
          <table:table-cell table:number-columns-repeated="6"/>
          <table:table-cell office:value-type="string" calcext:value-type="string">
            <text:p># extended LDIF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LDAPv3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base &lt;ou=Voirie,ou=Espace_Public,ou=morisset,ou=Filires,ou=collectivites,dc=larochelle,dc=fr&gt; with scope subtre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filter: (objectclass=*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requesting: AL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Voirie, Espace_Public, morisset, Filires, collectivites, larochelle.fr</text:p>
          </table:table-cell>
          <table:table-cell office:value-type="string" calcext:value-type="string">
            <text:p>dn: ou=Voirie,ou=Espace_Public,ou=morisset,ou=Filires,ou=collectivites,dc=larochelle,dc=fr</text:p>
          </table:table-cell>
          <table:table-cell office:value-type="string" calcext:value-type="string">
            <text:p>ou: Voirie</text:p>
          </table:table-cell>
          <table:table-cell table:number-columns-repeated="2" office:value-type="string" calcext:value-type="string">
            <text:p>ouDisplayName: Direction de la voirie</text:p>
          </table:table-cell>
          <table:table-cell office:value-type="string" calcext:value-type="string">
            <text:p>seeAlso: uid=sebastien.codet,ou=people,dc=larochelle,dc=fr</text:p>
          </table:table-cell>
          <table:table-cell office:value-type="string" calcext:value-type="string">
            <text:p># Voirie, Espace_Public, morisset, Filires, collectivites, larochelle.fr</text:p>
          </table:table-cell>
          <table:table-cell office:value-type="string" calcext:value-type="string">
            <text:p>1,0,0,0,0</text:p>
          </table:table-cell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4"/>
          <table:table-cell office:value-type="string" calcext:value-type="string">
            <text:p>dn: ou=Voirie,ou=Espace_Public,ou=morisset,ou=Filires,ou=collectivites,dc=laro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sebastien.codet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abeledURI: 550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ostalCode: 1708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treet: 8 Place JB Marce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facsimileTelephoneNumber: 05 46 51 53 8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Voiri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: LA ROCHELLE cedex 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ostOfficeBox: BP 1541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ail: voirie@ville-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11 6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Direction de la voiri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Assainissementpluvial, Voirie, Espace_Public, morisset, Filires, collectivites, larochelle.fr</text:p>
          </table:table-cell>
          <table:table-cell office:value-type="string" calcext:value-type="string">
            <text:p>dn: ou=Assainissementpluvial,ou=Voirie,ou=Espace_Public,ou=morisset,ou=Filires,ou=collectivites,dc=larochelle,dc=fr</text:p>
          </table:table-cell>
          <table:table-cell office:value-type="string" calcext:value-type="string">
            <text:p>ou: Assainissementpluvial</text:p>
          </table:table-cell>
          <table:table-cell/>
          <table:table-cell office:value-type="string" calcext:value-type="string">
            <text:p>ouDisplayName: Unité Assainissement pluvial et protection du littoral</text:p>
          </table:table-cell>
          <table:table-cell office:value-type="string" calcext:value-type="string">
            <text:p>seeAlso: uid=severine.teyssot,ou=people,dc=larochelle,dc=fr</text:p>
          </table:table-cell>
          <table:table-cell office:value-type="string" calcext:value-type="string">
            <text:p># Assainissementpluvial, Voirie, Espace_Public, morisset, Filires, collectivite</text:p>
          </table:table-cell>
          <table:table-cell office:value-type="string" calcext:value-type="string">
            <text:p>1,3,0,0,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Assainissementpluvial,ou=Voirie,ou=Espace_Public,ou=morisset,ou=Filire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,ou=collectiv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severine.teyssot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treet: Place de l'Arsena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facsimileTelephoneNumber: 05 46 51 53 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Assainissementpluvia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ail: severine.teyssot@ville-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11 6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abeledURI: 445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travaux, Voirie, Espace_Public, morisset, Filires, collectivites, larochelle.fr</text:p>
          </table:table-cell>
          <table:table-cell office:value-type="string" calcext:value-type="string">
            <text:p>dn: ou=travaux,ou=Voirie,ou=Espace_Public,ou=morisset,ou=Filires,ou=collectivites,dc=larochelle,dc=fr</text:p>
          </table:table-cell>
          <table:table-cell office:value-type="string" calcext:value-type="string">
            <text:p>ou: travaux</text:p>
          </table:table-cell>
          <table:table-cell/>
          <table:table-cell office:value-type="string" calcext:value-type="string">
            <text:p>ouDisplayName: Unité Voirie Travaux</text:p>
          </table:table-cell>
          <table:table-cell office:value-type="string" calcext:value-type="string">
            <text:p>seeAlso: uid=david.germaneau,ou=people,dc=larochelle,dc=fr</text:p>
          </table:table-cell>
          <table:table-cell office:value-type="string" calcext:value-type="string">
            <text:p># travaux, Voirie, Espace_Public, morisset, Filires, collectivites, larochelle.</text:p>
          </table:table-cell>
          <table:table-cell office:value-type="string" calcext:value-type="string">
            <text:p>1,6,0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travaux,ou=Voirie,ou=Espace_Public,ou=morisset,ou=Filires,ou=collectiv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: 17086 LA ROCHELLE Cedex 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david.germaneau,ou=people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travaux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ostOfficeBox: BP 1541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53 4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treet: 8, place Jean-Baptiste Marce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Eclairagepublic, Voirie, Espace_Public, morisset, Filires, collectivites, larochelle.fr</text:p>
          </table:table-cell>
          <table:table-cell office:value-type="string" calcext:value-type="string">
            <text:p>dn: ou=Eclairagepublic,ou=Voirie,ou=Espace_Public,ou=morisset,ou=Filires,ou=collectivites,dc=larochelle,dc=fr</text:p>
          </table:table-cell>
          <table:table-cell office:value-type="string" calcext:value-type="string">
            <text:p>ou: Eclairagepublic</text:p>
          </table:table-cell>
          <table:table-cell table:number-columns-repeated="2" office:value-type="string" calcext:value-type="string">
            <text:p>ouDisplayName: Service Eclairage public signalisation tricolore</text:p>
          </table:table-cell>
          <table:table-cell office:value-type="string" calcext:value-type="string">
            <text:p>seeAlso: uid=olivier.golinvaux,ou=people,dc=larochelle,dc=fr</text:p>
          </table:table-cell>
          <table:table-cell office:value-type="string" calcext:value-type="string">
            <text:p># Eclairagepublic, Voirie, Espace_Public, morisset, Filires, collectivites, lar</text:p>
          </table:table-cell>
          <table:table-cell office:value-type="string" calcext:value-type="string">
            <text:p>1,2,0,0,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Eclairagepublic,ou=Voirie,ou=Espace_Public,ou=morisset,ou=Filires,ou=co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llectiv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olivier.golinvaux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treet: Place de l'Arsena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facsimileTelephoneNumber: 05 46 51 71 01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Eclairagepublic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ail: eclairage.public@ville-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11 6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abeledURI: 59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Service Eclairage public signalisation tricolor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# Cartographie, Voirie, Espace_Public, morisset, Filires, collectivites, larochelle.fr</text:p>
          </table:table-cell>
          <table:table-cell office:value-type="string" calcext:value-type="string">
            <text:p>dn: ou=Cartographie,ou=Voirie,ou=Espace_Public,ou=morisset,ou=Filires,ou=collectivites,dc=larochelle,dc=fr</text:p>
          </table:table-cell>
          <table:table-cell office:value-type="string" calcext:value-type="string">
            <text:p>ou: Cartographie</text:p>
          </table:table-cell>
          <table:table-cell/>
          <table:table-cell office:value-type="string" calcext:value-type="string">
            <text:p>ouDisplayName: Unité Topographie</text:p>
          </table:table-cell>
          <table:table-cell office:value-type="string" calcext:value-type="string">
            <text:p>seeAlso: uid=frederic.garel,ou=people,dc=larochelle,dc=fr</text:p>
          </table:table-cell>
          <table:table-cell office:value-type="string" calcext:value-type="string">
            <text:p># Cartographie, Voirie, Espace_Public, morisset, Filires, collectivites, laroch</text:p>
          </table:table-cell>
          <table:table-cell office:value-type="string" calcext:value-type="string">
            <text:p>1,5,0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Cartographie,ou=Voirie,ou=Espace_Public,ou=morisset,ou=Filires,ou=col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ctiv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frederic.garel,ou=people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Cartographi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facsimileTelephoneNumber: 05 46 51 71 11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11 6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# Modedoux, Voirie, Espace_Public, morisset, Filires, collectivites, larochelle.fr</text:p>
          </table:table-cell>
          <table:table-cell office:value-type="string" calcext:value-type="string">
            <text:p>dn: ou=Modedoux,ou=Voirie,ou=Espace_Public,ou=morisset,ou=Filires,ou=collectivites,dc=larochelle,dc=fr</text:p>
          </table:table-cell>
          <table:table-cell office:value-type="string" calcext:value-type="string">
            <text:p>ou: Modedoux</text:p>
          </table:table-cell>
          <table:table-cell/>
          <table:table-cell office:value-type="string" calcext:value-type="string">
            <text:p>ouDisplayName: Mission Mode doux de déplacement Urbain</text:p>
          </table:table-cell>
          <table:table-cell office:value-type="string" calcext:value-type="string">
            <text:p>seeAlso: uid=birgitta.morin,ou=people,dc=larochelle,dc=fr</text:p>
          </table:table-cell>
          <table:table-cell office:value-type="string" calcext:value-type="string">
            <text:p># Modedoux, Voirie, Espace_Public, morisset, Filires, collectivites, larochelle</text:p>
          </table:table-cell>
          <table:table-cell office:value-type="string" calcext:value-type="string">
            <text:p>1,1,0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Modedoux,ou=Voirie,ou=Espace_Public,ou=morisset,ou=Filires,ou=collecti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birgitta.morin,ou=people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Modedoux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# DeplacementsV, Voirie, Espace_Public, morisset, Filires, collectivites, larochelle.fr</text:p>
          </table:table-cell>
          <table:table-cell office:value-type="string" calcext:value-type="string">
            <text:p>dn: ou=DeplacementsV,ou=Voirie,ou=Espace_Public,ou=morisset,ou=Filires,ou=collectivites,dc=larochelle,dc=fr</text:p>
          </table:table-cell>
          <table:table-cell office:value-type="string" calcext:value-type="string">
            <text:p>ou: DeplacementsV</text:p>
          </table:table-cell>
          <table:table-cell/>
          <table:table-cell office:value-type="string" calcext:value-type="string">
            <text:p>ouDisplayName: Unité Déplacements</text:p>
          </table:table-cell>
          <table:table-cell office:value-type="string" calcext:value-type="string">
            <text:p>seeAlso: uid=pascal.laffargue,ou=people,dc=larochelle,dc=fr</text:p>
          </table:table-cell>
          <table:table-cell office:value-type="string" calcext:value-type="string">
            <text:p># DeplacementsV, Voirie, Espace_Public, morisset, Filires, collectivites, laroc</text:p>
          </table:table-cell>
          <table:table-cell office:value-type="string" calcext:value-type="string">
            <text:p>1,4,0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DeplacementsV,ou=Voirie,ou=Espace_Public,ou=morisset,ou=Filires,ou=col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ectiv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pascal.laffargue,ou=people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Deplacements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Signalisation, DeplacementsV, Voirie, Espace_Public, morisset, Filires, collectivites, larochelle.fr</text:p>
          </table:table-cell>
          <table:table-cell office:value-type="string" calcext:value-type="string">
            <text:p>dn: ou=Signalisation,ou=DeplacementsV,ou=Voirie,ou=Espace_Public,ou=morisset,ou=Filires,ou=collectivites,dc=larochelle,dc=fr</text:p>
          </table:table-cell>
          <table:table-cell office:value-type="string" calcext:value-type="string">
            <text:p>ou: Signalisation</text:p>
          </table:table-cell>
          <table:table-cell table:number-columns-repeated="2" office:value-type="string" calcext:value-type="string">
            <text:p>ouDisplayName: Signalisation Exploitation</text:p>
          </table:table-cell>
          <table:table-cell office:value-type="string" calcext:value-type="string">
            <text:p>seeAlso: uid=andre.launay,ou=people,dc=larochelle,dc=fr</text:p>
          </table:table-cell>
          <table:table-cell office:value-type="string" calcext:value-type="string">
            <text:p># Signalisation, DeplacementsV, Voirie, Espace_Public, morisset, Filires, colle</text:p>
          </table:table-cell>
          <table:table-cell office:value-type="string" calcext:value-type="string">
            <text:p>1,4,3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ctivites, larochelle.f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n: ou=Signalisation,ou=DeplacementsV,ou=Voirie,ou=Espace_Public,ou=morisset,o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andre.launay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ostalCode: 1708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treet: 8 Place JB Marce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facsimileTelephoneNumber: 05 46 51 53 8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Signalisatio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l: LA ROCHELLE cedex 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ostOfficeBox: BP 1541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ail: voirie.signalisation@ville-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elephoneNumber: 05 46 51 11 6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Signalisation Exploit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# ObservatoireCirculationMobilier, DeplacementsV, Voirie, Espace_Public, morisset, Filires, collectivites, larochelle.fr</text:p>
          </table:table-cell>
          <table:table-cell office:value-type="string" calcext:value-type="string">
            <text:p>dn: ou=ObservatoireCirculationMobilier,ou=DeplacementsV,ou=Voirie,ou=Espace_Public,ou=morisset,ou=Filires,ou=collectivites,dc=larochelle,dc=fr</text:p>
          </table:table-cell>
          <table:table-cell office:value-type="string" calcext:value-type="string">
            <text:p>ou: ObservatoireCirculationMobilier</text:p>
          </table:table-cell>
          <table:table-cell/>
          <table:table-cell office:value-type="string" calcext:value-type="string">
            <text:p>ouDisplayName: Observatoire Circulation Mobilier Urbain Opérations diverses</text:p>
          </table:table-cell>
          <table:table-cell/>
          <table:table-cell office:value-type="string" calcext:value-type="string">
            <text:p># ObservatoireCirculationMobilier, DeplacementsV, Voirie, Espace_Public, moriss</text:p>
          </table:table-cell>
          <table:table-cell table:style-name="ce4" office:value-type="string" calcext:value-type="string">
            <text:p>1,4,2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ObservatoireCirculationMobilier,ou=DeplacementsV,ou=Voirie,ou=Espace_Pu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ObservatoireCirculationMobilie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AcessibilitePMRMobilierUrbain, DeplacementsV, Voirie, Espace_Public, morisset, Filires, collectivites, larochelle.fr</text:p>
          </table:table-cell>
          <table:table-cell office:value-type="string" calcext:value-type="string">
            <text:p>dn: ou=AcessibilitePMRMobilierUrbain,ou=DeplacementsV,ou=Voirie,ou=Espace_Public,ou=morisset,ou=Filires,ou=collectivites,dc=larochelle,dc=fr</text:p>
          </table:table-cell>
          <table:table-cell office:value-type="string" calcext:value-type="string">
            <text:p>ou: AcessibilitePMRMobilierUrbain</text:p>
          </table:table-cell>
          <table:table-cell/>
          <table:table-cell office:value-type="string" calcext:value-type="string">
            <text:p>ouDisplayName: Acessibilité PMR Mobilier Urbain Opérations Diverses</text:p>
          </table:table-cell>
          <table:table-cell/>
          <table:table-cell office:value-type="string" calcext:value-type="string">
            <text:p># AcessibilitePMRMobilierUrbain, DeplacementsV, Voirie, Espace_Public, morisset</text:p>
          </table:table-cell>
          <table:table-cell office:value-type="string" calcext:value-type="string">
            <text:p>1,4,1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AcessibilitePMRMobilierUrbain,ou=DeplacementsV,ou=Voirie,ou=Espace_Publ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AcessibilitePMRMobilierUrbai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 calcext:value-type="string">
            <text:p># RegieAutomatismes, AcessibilitePMRMobilierUrbain, DeplacementsV, Voirie, Espace_Public, morisset, Filires, collectivites, larochelle.fr</text:p>
          </table:table-cell>
          <table:table-cell office:value-type="string" calcext:value-type="string">
            <text:p>dn: ou=RegieAutomatismes,ou=AcessibilitePMRMobilierUrbain,ou=DeplacementsV,ou=Voirie,ou=Espace_Public,ou=morisset,ou=Filires,ou=collectivites,dc=larochelle,dc=fr</text:p>
          </table:table-cell>
          <table:table-cell office:value-type="string" calcext:value-type="string">
            <text:p>ou: RegieAutomatismes</text:p>
          </table:table-cell>
          <table:table-cell/>
          <table:table-cell office:value-type="string" calcext:value-type="string">
            <text:p>ouDisplayName: Equipe Régie Automatismes</text:p>
          </table:table-cell>
          <table:table-cell/>
          <table:table-cell office:value-type="string" calcext:value-type="string">
            <text:p># RegieAutomatismes, AcessibilitePMRMobilierUrbain, DeplacementsV, Voirie, Espa</text:p>
          </table:table-cell>
          <table:table-cell office:value-type="string" calcext:value-type="string">
            <text:p>1,4,1,1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ce_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RegieAutomatismes,ou=AcessibilitePMRMobilierUrbain,ou=DeplacementsV,ou=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Voirie,ou=Espace_Public,ou=morisset,ou=Filires,ou=collectivites,dc=larochel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RegieAutomatisme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Intervention-Signal, Signalisation, DeplacementsV, Voirie, Espace_Public, morisset, Filires, collectivites, larochelle.fr</text:p>
          </table:table-cell>
          <table:table-cell office:value-type="string" calcext:value-type="string">
            <text:p>dn: ou=Intervention-Signal,ou=Signalisation,ou=DeplacementsV,ou=Voirie,ou=Espace_Public,ou=morisset,ou=Filires,ou=collectivites,dc=larochelle,dc=fr</text:p>
          </table:table-cell>
          <table:table-cell office:value-type="string" calcext:value-type="string">
            <text:p>ou: Intervention-Signal</text:p>
          </table:table-cell>
          <table:table-cell table:number-columns-repeated="2" office:value-type="string" calcext:value-type="string">
            <text:p>ouDisplayName: Equipe d'interventions</text:p>
          </table:table-cell>
          <table:table-cell/>
          <table:table-cell office:value-type="string" calcext:value-type="string">
            <text:p># Intervention-Signal, Signalisation, DeplacementsV, Voirie, Espace_Public, mor</text:p>
          </table:table-cell>
          <table:table-cell office:value-type="string" calcext:value-type="string">
            <text:p>1,4,3,1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Intervention-Signal,ou=Signalisation,ou=DeplacementsV,ou=Voirie,ou=Esp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ce_Pu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eeAlso: uid=andre.launay,ou=people,dc=larochelle,dc=f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Equipe d'intervention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Intervention-Sign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Patrimoine-routier, travaux, Voirie, Espace_Public, morisset, Filires, collectivites, larochelle.fr</text:p>
          </table:table-cell>
          <table:table-cell office:value-type="string" calcext:value-type="string">
            <text:p>dn: ou=Patrimoine-routier,ou=travaux,ou=Voirie,ou=Espace_Public,ou=morisset,ou=Filires,ou=collectivites,dc=larochelle,dc=fr</text:p>
          </table:table-cell>
          <table:table-cell office:value-type="string" calcext:value-type="string">
            <text:p>ou: Patrimoine-routier</text:p>
          </table:table-cell>
          <table:table-cell table:number-columns-repeated="2" office:value-type="string" calcext:value-type="string">
            <text:p>ouDisplayName: Gestion Patrimoine routier</text:p>
          </table:table-cell>
          <table:table-cell/>
          <table:table-cell office:value-type="string" calcext:value-type="string">
            <text:p># Patrimoine-routier, travaux, Voirie, Espace_Public, morisset, Filires, collec</text:p>
          </table:table-cell>
          <table:table-cell office:value-type="string" calcext:value-type="string">
            <text:p>1,6,1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Patrimoine-routier,ou=travaux,ou=Voirie,ou=Espace_Public,ou=morisset,ou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Patrimoine-routie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Gestion Patrimoine routie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Travaux-reseaux, travaux, Voirie, Espace_Public, morisset, Filires, collectivites, larochelle.fr</text:p>
          </table:table-cell>
          <table:table-cell office:value-type="string" calcext:value-type="string">
            <text:p>dn: ou=Travaux-reseaux,ou=travaux,ou=Voirie,ou=Espace_Public,ou=morisset,ou=Filires,ou=collectivites,dc=larochelle,dc=fr</text:p>
          </table:table-cell>
          <table:table-cell office:value-type="string" calcext:value-type="string">
            <text:p>ou: Travaux-reseaux</text:p>
          </table:table-cell>
          <table:table-cell/>
          <table:table-cell office:value-type="string" calcext:value-type="string">
            <text:p>ouDisplayName: Gestion Travaux réseaux Autorisations</text:p>
          </table:table-cell>
          <table:table-cell/>
          <table:table-cell office:value-type="string" calcext:value-type="string">
            <text:p># Travaux-reseaux, travaux, Voirie, Espace_Public, morisset, Filires, collectiv</text:p>
          </table:table-cell>
          <table:table-cell office:value-type="string" calcext:value-type="string">
            <text:p>1,6,2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Travaux-reseaux,ou=travaux,ou=Voirie,ou=Espace_Public,ou=morisset,ou=F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Travaux-reseaux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Voirie-Travaux-Exploitation, Patrimoine-routier, travaux, Voirie, Espace_Public, morisset, Filires, collectivites, larochelle.fr</text:p>
          </table:table-cell>
          <table:table-cell office:value-type="string" calcext:value-type="string">
            <text:p>dn: ou=Voirie-Travaux-Exploitation,ou=Patrimoine-routier,ou=travaux,ou=Voirie,ou=Espace_Public,ou=morisset,ou=Filires,ou=collectivites,dc=larochelle,dc=fr</text:p>
          </table:table-cell>
          <table:table-cell office:value-type="string" calcext:value-type="string">
            <text:p>ou: Voirie-Travaux-Exploitation</text:p>
          </table:table-cell>
          <table:table-cell table:number-columns-repeated="2" office:value-type="string" calcext:value-type="string">
            <text:p>ouDisplayName: Voirie Travaux Exploitation</text:p>
          </table:table-cell>
          <table:table-cell/>
          <table:table-cell office:value-type="string" calcext:value-type="string">
            <text:p># Voirie-Travaux-Exploitation, Patrimoine-routier, travaux, Voirie, Espace_Publ</text:p>
          </table:table-cell>
          <table:table-cell office:value-type="string" calcext:value-type="string">
            <text:p>1,6,1,2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Voirie-Travaux-Exploitation,ou=Patrimoine-routier,ou=travaux,ou=Voirie,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ou=Espace_Pu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Voirie-Travaux-Exploitatio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Voirie Travaux Exploit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Surveillance-routiere, Patrimoine-routier, travaux, Voirie, Espace_Public, morisset, Filires, collectivites, larochelle.fr</text:p>
          </table:table-cell>
          <table:table-cell office:value-type="string" calcext:value-type="string">
            <text:p>dn: ou=Surveillance-routiere,ou=Patrimoine-routier,ou=travaux,ou=Voirie,ou=Espace_Public,ou=morisset,ou=Filires,ou=collectivites,dc=larochelle,dc=fr</text:p>
          </table:table-cell>
          <table:table-cell office:value-type="string" calcext:value-type="string">
            <text:p>ou: Surveillance-routiere</text:p>
          </table:table-cell>
          <table:table-cell table:number-columns-repeated="2" office:value-type="string" calcext:value-type="string">
            <text:p>ouDisplayName: Surveillance et suivi patrimoine routier</text:p>
          </table:table-cell>
          <table:table-cell/>
          <table:table-cell office:value-type="string" calcext:value-type="string">
            <text:p># Surveillance-routiere, Patrimoine-routier, travaux, Voirie, Espace_Public, mo</text:p>
          </table:table-cell>
          <table:table-cell office:value-type="string" calcext:value-type="string">
            <text:p>1,6,1,1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Surveillance-routiere,ou=Patrimoine-routier,ou=travaux,ou=Voirie,ou=Esp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ace_Pu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Surveillance-routier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Surveillance et suivi patrimoine routie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interventions-Trav, Voirie-Travaux-Exploitation, Patrimoine-routier, travaux, Voirie, Espace_Public, morisset, Filires, collectivites, larochelle.fr</text:p>
          </table:table-cell>
          <table:table-cell office:value-type="string" calcext:value-type="string">
            <text:p>dn: ou=interventions-Trav,ou=Voirie-Travaux-Exploitation,ou=Patrimoine-routier,ou=travaux,ou=Voirie,ou=Espace_Public,ou=morisset,ou=Filires,ou=collectivites,dc=larochelle,dc=fr</text:p>
          </table:table-cell>
          <table:table-cell office:value-type="string" calcext:value-type="string">
            <text:p>ou: interventions-Trav</text:p>
          </table:table-cell>
          <table:table-cell table:number-columns-repeated="2" office:value-type="string" calcext:value-type="string">
            <text:p>ouDisplayName: Equipe d'interventions</text:p>
          </table:table-cell>
          <table:table-cell office:value-type="string" calcext:value-type="string">
            <text:p>seeAlso: uid=david.germaneau,ou=people,dc=larochelle,dc=fr</text:p>
          </table:table-cell>
          <table:table-cell office:value-type="string" calcext:value-type="string">
            <text:p># interventions-Trav, Voirie-Travaux-Exploitation, Patrimoine-routier, travaux,</text:p>
          </table:table-cell>
          <table:table-cell office:value-type="string" calcext:value-type="string">
            <text:p>1,6,1,2,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 text:c="2"/>Voirie, Espace_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interventions-Trav,ou=Voirie-Travaux-Exploitation,ou=Patrimoine-routie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,ou=travaux,ou=Voirie,ou=Espace_Public,ou=morisset,ou=Filires,ou=collectivit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s,dc=larochelle,dc=f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Equipe d'interventions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david.germaneau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interventions-Trav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pluvial-Protection, Assainissementpluvial, Voirie, Espace_Public, morisset, Filires, collectivites, larochelle.fr</text:p>
          </table:table-cell>
          <table:table-cell office:value-type="string" calcext:value-type="string">
            <text:p>dn: ou=pluvial-Protection,ou=Assainissementpluvial,ou=Voirie,ou=Espace_Public,ou=morisset,ou=Filires,ou=collectivites,dc=larochelle,dc=fr</text:p>
          </table:table-cell>
          <table:table-cell office:value-type="string" calcext:value-type="string">
            <text:p>ou: pluvial-Protection</text:p>
          </table:table-cell>
          <table:table-cell/>
          <table:table-cell office:value-type="string" calcext:value-type="string">
            <text:p>ouDisplayName: Réseau pluvial - Protection Littorale Exploitation</text:p>
          </table:table-cell>
          <table:table-cell/>
          <table:table-cell office:value-type="string" calcext:value-type="string">
            <text:p># pluvial-Protection, Assainissementpluvial, Voirie, Espace_Public, morisset, F</text:p>
          </table:table-cell>
          <table:table-cell office:value-type="string" calcext:value-type="string">
            <text:p>1,3,1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pluvial-Protection,ou=Assainissementpluvial,ou=Voirie,ou=Espace_Public,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: pluvial-Protectio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Pluvial-exploitation, pluvial-Protection, Assainissementpluvial, Voirie, Espace_Public, morisset, Filires, collectivites, larochelle.fr</text:p>
          </table:table-cell>
          <table:table-cell office:value-type="string" calcext:value-type="string">
            <text:p>dn: ou=Pluvial-exploitation,ou=pluvial-Protection,ou=Assainissementpluvial,ou=Voirie,ou=Espace_Public,ou=morisset,ou=Filires,ou=collectivites,dc=larochelle,dc=fr</text:p>
          </table:table-cell>
          <table:table-cell office:value-type="string" calcext:value-type="string">
            <text:p>ou: Pluvial-exploitation</text:p>
          </table:table-cell>
          <table:table-cell table:number-columns-repeated="2" office:value-type="string" calcext:value-type="string">
            <text:p>ouDisplayName: Exploitation pluviale</text:p>
          </table:table-cell>
          <table:table-cell/>
          <table:table-cell office:value-type="string" calcext:value-type="string">
            <text:p># Pluvial-exploitation, pluvial-Protection, Assainissementpluvial, Voirie, Espa</text:p>
          </table:table-cell>
          <table:table-cell office:value-type="string" calcext:value-type="string">
            <text:p>1,3,1,1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ce_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Pluvial-exploitation,ou=pluvial-Protection,ou=Assainissementpluvial,ou=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Voirie,ou=Espace_Public,ou=morisset,ou=Filires,ou=collectivites,dc=larochel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,dc=f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Exploitation pluvia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Pluvial-exploitatio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 calcext:value-type="string">
            <text:p># Hydrocureurs, Pluvial-exploitation, pluvial-Protection, Assainissementpluvial, Voirie, Espace_Public, morisset, Filires, collectivites, larochelle.fr</text:p>
          </table:table-cell>
          <table:table-cell office:value-type="string" calcext:value-type="string">
            <text:p>dn: ou=Hydrocureurs,ou=Pluvial-exploitation,ou=pluvial-Protection,ou=Assainissementpluvial,ou=Voirie,ou=Espace_Public,ou=morisset,ou=Filires,ou=collectivites,dc=larochelle,dc=fr</text:p>
          </table:table-cell>
          <table:table-cell office:value-type="string" calcext:value-type="string">
            <text:p>ou: Hydrocureurs</text:p>
          </table:table-cell>
          <table:table-cell/>
          <table:table-cell office:value-type="string" calcext:value-type="string">
            <text:p>ouDisplayName: Equipe d'interventions Opérateurs sur Hydrocureurs</text:p>
          </table:table-cell>
          <table:table-cell/>
          <table:table-cell office:value-type="string" calcext:value-type="string">
            <text:p># Hydrocureurs, Pluvial-exploitation, pluvial-Protection, Assainissementpluvial</text:p>
          </table:table-cell>
          <table:table-cell office:value-type="string" calcext:value-type="string">
            <text:p>1,3,1,1,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, Voirie, Espace_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Hydrocureurs,ou=Pluvial-exploitation,ou=pluvial-Protection,ou=Assainis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ementpluvial,ou=Voirie,ou=Espace_Public,ou=morisset,ou=Filires,ou=collectivi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es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Hydrocureur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Patrimoine-pluvial, pluvial-Protection, Assainissementpluvial, Voirie, Espace_Public, morisset, Filires, collectivites, larochelle.fr</text:p>
          </table:table-cell>
          <table:table-cell office:value-type="string" calcext:value-type="string">
            <text:p>dn: ou=Patrimoine-pluvial,ou=pluvial-Protection,ou=Assainissementpluvial,ou=Voirie,ou=Espace_Public,ou=morisset,ou=Filires,ou=collectivites,dc=larochelle,dc=fr</text:p>
          </table:table-cell>
          <table:table-cell office:value-type="string" calcext:value-type="string">
            <text:p>ou: Patrimoine-pluvial</text:p>
          </table:table-cell>
          <table:table-cell table:number-columns-repeated="2" office:value-type="string" calcext:value-type="string">
            <text:p>ouDisplayName: Gestion du Patrimoine pluvial</text:p>
          </table:table-cell>
          <table:table-cell office:value-type="string" calcext:value-type="string">
            <text:p>seeAlso: uid=severine.teyssot,ou=people,dc=larochelle,dc=fr</text:p>
          </table:table-cell>
          <table:table-cell office:value-type="string" calcext:value-type="string">
            <text:p># Patrimoine-pluvial, pluvial-Protection, Assainissementpluvial, Voirie, Espace</text:p>
          </table:table-cell>
          <table:table-cell office:value-type="string" calcext:value-type="string">
            <text:p>1,3,1,2,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_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Patrimoine-pluvial,ou=pluvial-Protection,ou=Assainissementpluvial,ou=Vo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irie,ou=Espace_Public,ou=morisset,ou=Filires,ou=collectivites,dc=larochelle,d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c=fr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Gestion du Patrimoine pluvial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severine.teyssot,ou=people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Patrimoine-pluvi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# Programmation-EtudesEP, Eclairagepublic, Voirie, Espace_Public, morisset, Filires, collectivites, larochelle.fr</text:p>
          </table:table-cell>
          <table:table-cell office:value-type="string" calcext:value-type="string">
            <text:p>dn: ou=Programmation-EtudesEP,ou=Eclairagepublic,ou=Voirie,ou=Espace_Public,ou=morisset,ou=Filires,ou=collectivites,dc=larochelle,dc=fr</text:p>
          </table:table-cell>
          <table:table-cell office:value-type="string" calcext:value-type="string">
            <text:p>ou: Programmation-EtudesEP</text:p>
          </table:table-cell>
          <table:table-cell table:number-columns-repeated="2" office:value-type="string" calcext:value-type="string">
            <text:p>ouDisplayName: Organisation technique Programmation Etudes Commandes DT/DICT</text:p>
          </table:table-cell>
          <table:table-cell/>
          <table:table-cell office:value-type="string" calcext:value-type="string">
            <text:p># Programmation-EtudesEP, Eclairagepublic, Voirie, Espace_Public, morisset, Fil</text:p>
          </table:table-cell>
          <table:table-cell office:value-type="string" calcext:value-type="string">
            <text:p>1,2,1,0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Programmation-EtudesEP,ou=Eclairagepublic,ou=Voirie,ou=Espace_Public,ou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Programmation-EtudesEP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Organisation technique Programmation Etudes Commandes DT/DICT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SIG-Facturation, Programmation-EtudesEP, Eclairagepublic, Voirie, Espace_Public, morisset, Filires, collectivites, larochelle.fr</text:p>
          </table:table-cell>
          <table:table-cell office:value-type="string" calcext:value-type="string">
            <text:p>dn: ou=SIG-Facturation,ou=Programmation-EtudesEP,ou=Eclairagepublic,ou=Voirie,ou=Espace_Public,ou=morisset,ou=Filires,ou=collectivites,dc=larochelle,dc=fr</text:p>
          </table:table-cell>
          <table:table-cell office:value-type="string" calcext:value-type="string">
            <text:p>ou: SIG-Facturation</text:p>
          </table:table-cell>
          <table:table-cell table:number-columns-repeated="2" office:value-type="string" calcext:value-type="string">
            <text:p>ouDisplayName: SIG DT/DICT Facturation</text:p>
          </table:table-cell>
          <table:table-cell/>
          <table:table-cell office:value-type="string" calcext:value-type="string">
            <text:p># SIG-Facturation, Programmation-EtudesEP, Eclairagepublic, Voirie, Espace_Publ</text:p>
          </table:table-cell>
          <table:table-cell office:value-type="string" calcext:value-type="string">
            <text:p>1,2,1,2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SIG-Facturation,ou=Programmation-EtudesEP,ou=Eclairagepublic,ou=Voirie,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ou=Espace_Public,ou=morisset,ou=Filires,ou=collectivites,dc=larochelle,dc=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ou: SIG-Facturatio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SIG DT/DICT Facturatio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# Electriciens-Reseau, Programmation-EtudesEP, Eclairagepublic, Voirie, Espace_Public, morisset, Filires, collectivites, larochelle.fr</text:p>
          </table:table-cell>
          <table:table-cell office:value-type="string" calcext:value-type="string">
            <text:p>dn: ou=Electriciens-Reseau,ou=Programmation-EtudesEP,ou=Eclairagepublic,ou=Voirie,ou=Espace_Public,ou=morisset,ou=Filires,ou=collectivites,dc=larochelle,dc=fr</text:p>
          </table:table-cell>
          <table:table-cell office:value-type="string" calcext:value-type="string">
            <text:p>ou: Electriciens-Reseau</text:p>
          </table:table-cell>
          <table:table-cell/>
          <table:table-cell office:value-type="string" calcext:value-type="string">
            <text:p>ouDisplayName: Electriciens Réseau</text:p>
          </table:table-cell>
          <table:table-cell office:value-type="string" calcext:value-type="string">
            <text:p>seeAlso: uid=olivier.golinvaux,ou=people,dc=larochelle,dc=fr</text:p>
          </table:table-cell>
          <table:table-cell office:value-type="string" calcext:value-type="string">
            <text:p># Electriciens-Reseau, Programmation-EtudesEP, Eclairagepublic, Voirie, Espace_</text:p>
          </table:table-cell>
          <table:table-cell office:value-type="string" calcext:value-type="string">
            <text:p>1,2,1,1,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s/>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n: ou=Electriciens-Reseau,ou=Programmation-EtudesEP,ou=Eclairagepublic,ou=Vo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rie,ou=Espace_Public,ou=morisset,ou=Filires,ou=collectivites,dc=larochelle,dc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=fr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office:value-type="string" calcext:value-type="string">
            <text:p>seeAlso: uid=olivier.golinvaux,ou=people,dc=larochelle,dc=f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ou: Electriciens-Reseau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 calcext:value-type="string">
            <text:p># Coordination-Stocks, Programmation-EtudesEP, Eclairagepublic, Voirie, Espace_Public, morisset, Filires, collectivites, larochelle.fr</text:p>
          </table:table-cell>
          <table:table-cell office:value-type="string" calcext:value-type="string">
            <text:p>dn: ou=Coordination-Stocks,ou=Programmation-EtudesEP,ou=Eclairagepublic,ou=Voirie,ou=Espace_Public,ou=morisset,ou=Filires,ou=collectivites,dc=larochelle,dc=fr</text:p>
          </table:table-cell>
          <table:table-cell office:value-type="string" calcext:value-type="string">
            <text:p>ou: Coordination-Stocks</text:p>
          </table:table-cell>
          <table:table-cell table:number-columns-repeated="2" office:value-type="string" calcext:value-type="string">
            <text:p>ouDisplayName: Suivi Organisation Coordination Stocks</text:p>
          </table:table-cell>
          <table:table-cell/>
          <table:table-cell office:value-type="string" calcext:value-type="string">
            <text:p># Coordination-Stocks, Programmation-EtudesEP, Eclairagepublic, Voirie, Espace_</text:p>
          </table:table-cell>
          <table:table-cell office:value-type="string" calcext:value-type="string">
            <text:p>1,2,1,3,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Public, morisset, Filires, collectivites, larochelle.fr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n: ou=Coordination-Stocks,ou=Programmation-EtudesEP,ou=Eclairagepublic,ou=Voi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rie,ou=Espace_Public,ou=morisset,ou=Filires,ou=collectivites,dc=larochelle,dc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<text:s/>=fr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ou: Coordination-Stock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description: Suivi Organisation Coordination Stocks Dt/DICT Planning et ateli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rs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uDisplayName: Suivi Organisation Coordination Stock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gisteredAddress: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search resul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earch: 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result: 0 Succes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numResponses: 2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numEntries: 25</text:p>
          </table:table-cell>
          <table:table-cell table:number-columns-repeated="1017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eAgents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6" table:default-cell-style-name="Default"/>
        <table:table-row table:style-name="ro6">
          <table:table-cell table:style-name="ce3" office:value-type="string" calcext:value-type="string">
            <text:p>ou=Voirie,ou=Espace_Public,ou=morisset,ou=Filires,ou=collectivites,dc=larochelle,dc=fr</text:p>
          </table:table-cell>
          <table:table-cell/>
          <table:table-cell table:style-name="ce3" office:value-type="string" calcext:value-type="string">
            <text:p>ou=people,dc=larochelle,dc=fr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5"/>
          <table:table-cell table:style-name="ce5" office:value-type="string" calcext:value-type="string">
            <text:p>NomPrenom</text:p>
          </table:table-cell>
          <table:table-cell table:style-name="ce5" office:value-type="string" calcext:value-type="string">
            <text:p>PrenomNom</text:p>
          </table:table-cell>
          <table:table-cell table:number-columns-repeated="2" table:style-name="ce5" office:value-type="string" calcext:value-type="string">
            <text:p>Fonction</text:p>
          </table:table-cell>
          <table:table-cell table:style-name="ce5" office:value-type="string" calcext:value-type="string">
            <text:p>Responsable</text:p>
          </table:table-cell>
          <table:table-cell table:style-name="ce5" office:value-type="string" calcext:value-type="string">
            <text:p>Assistant</text:p>
          </table:table-cell>
          <table:table-cell table:style-name="ce5" office:value-type="string" calcext:value-type="string">
            <text:p>Service</text:p>
          </table:table-cell>
          <table:table-cell table:style-name="ce5" table:number-columns-repeated="1014"/>
        </table:table-row>
        <table:table-row table:style-name="ro2">
          <table:table-cell table:style-name="ce2" table:number-columns-repeated="2"/>
          <table:table-cell table:style-name="ce5"/>
          <table:table-cell table:style-name="ce5" office:value-type="string" calcext:value-type="string">
            <text:p>cn</text:p>
          </table:table-cell>
          <table:table-cell table:style-name="ce5" office:value-type="string" calcext:value-type="string">
            <text:p>displayName</text:p>
          </table:table-cell>
          <table:table-cell table:number-columns-repeated="2" table:style-name="ce5" office:value-type="string" calcext:value-type="string">
            <text:p>employeeType</text:p>
          </table:table-cell>
          <table:table-cell table:style-name="ce5" office:value-type="string" calcext:value-type="string">
            <text:p>manager</text:p>
          </table:table-cell>
          <table:table-cell table:style-name="ce5"/>
          <table:table-cell table:style-name="ce5" office:value-type="string" calcext:value-type="string">
            <text:p>ou</text:p>
          </table:table-cell>
          <table:table-cell table:style-name="ce5" office:value-type="string" calcext:value-type="string">
            <text:p>ouDisplayName</text:p>
          </table:table-cell>
          <table:table-cell table:style-name="ce5" table:number-columns-repeated="1013"/>
        </table:table-row>
        <table:table-row table:style-name="ro2">
          <table:table-cell office:value-type="string" calcext:value-type="string">
            <text:p># extended LDIF</text:p>
          </table:table-cell>
          <table:table-cell table:number-columns-repeated="2"/>
          <table:table-cell office:value-type="string" calcext:value-type="string">
            <text:p>UEF</text:p>
          </table:table-cell>
          <table:table-cell office:value-type="string" calcext:value-type="string">
            <text:p>U8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PAILLE Sébastien</text:p>
          </table:table-cell>
          <table:table-cell office:value-type="string" calcext:value-type="string">
            <text:p>Sébastien PA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# LDAPv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base &lt;ou=Voirie,ou=Espace_Public,ou=morisset,ou=Filires,ou=collectivites,dc=larochelle,dc=fr&gt; with scope subtre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filter: (objectclass=*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requesting: 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Voirie, Espace_Public, morisset, Filires, collectivites, larochelle.fr</text:p>
          </table:table-cell>
          <table:table-cell office:value-type="string" calcext:value-type="string">
            <text:p>1,0,0,0,0</text:p>
          </table:table-cell>
          <table:table-cell office:value-type="string" calcext:value-type="string">
            <text:p># sebastien.codet, people, larochelle.fr</text:p>
          </table:table-cell>
          <table:table-cell table:number-columns-repeated="2"/>
          <table:table-cell office:value-type="string" calcext:value-type="string">
            <text:p>employeeType: Chef de servic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n: ou=Voirie,ou=Espace_Public,ou=morisset,ou=Filires,ou=collectivites,dc=laro</text:p>
          </table:table-cell>
          <table:table-cell/>
          <table:table-cell office:value-type="string" calcext:value-type="string">
            <text:p>dn: uid=sebastien.codet,ou=people,dc=larochelle,dc=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helle,dc=fr</text:p>
          </table:table-cell>
          <table:table-cell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sebastien.codet,ou=people,dc=larochelle,dc=fr</text:p>
          </table:table-cell>
          <table:table-cell/>
          <table:table-cell office:value-type="string" calcext:value-type="string">
            <text:p>mobile: 06 32 20 96 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beledURI: 550</text:p>
          </table:table-cell>
          <table:table-cell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alCode: 17086</text:p>
          </table:table-cell>
          <table:table-cell/>
          <table:table-cell office:value-type="string" calcext:value-type="string">
            <text:p>employeeType: Chef de serv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eet: 8 Place JB Marcet</text:p>
          </table:table-cell>
          <table:table-cell/>
          <table:table-cell office:value-type="string" calcext:value-type="string">
            <text:p>telephoneNumber: 05 46 51 50 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simileTelephoneNumber: 05 46 51 53 86</text:p>
          </table:table-cell>
          <table:table-cell/>
          <table:table-cell office:value-type="string" calcext:value-type="string">
            <text:p>uid: sebastien.cod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Voirie</text:p>
          </table:table-cell>
          <table:table-cell/>
          <table:table-cell office:value-type="string" calcext:value-type="string">
            <text:p>IPPhone: 50 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: LA ROCHELLE cedex 2</text:p>
          </table:table-cell>
          <table:table-cell/>
          <table:table-cell office:value-type="string" calcext:value-type="string">
            <text:p>employeeNumber: 138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OfficeBox: BP 1541</text:p>
          </table:table-cell>
          <table:table-cell/>
          <table:table-cell office:value-type="string" calcext:value-type="string">
            <text:p>uidCoriolis: codet.seb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: voirie@ville-larochelle.fr</text:p>
          </table:table-cell>
          <table:table-cell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ephoneNumber: 05 46 51 11 66</text:p>
          </table:table-cell>
          <table:table-cell/>
          <table:table-cell office:value-type="string" calcext:value-type="string">
            <text:p>email: sebastien.codet@ville-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DisplayName: Direction de la voirie</text:p>
          </table:table-cell>
          <table:table-cell/>
          <table:table-cell office:value-type="string" calcext:value-type="string">
            <text:p>description: sebastien.cod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1</text:p>
          </table:table-cell>
          <table:table-cell/>
          <table:table-cell office:value-type="string" calcext:value-type="string">
            <text:p>sn: COD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sebastien.cod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didier.bourolleau, people, larochelle.fr</text:p>
          </table:table-cell>
          <table:table-cell table:number-columns-repeated="2"/>
          <table:table-cell office:value-type="string" calcext:value-type="string">
            <text:p>employeeType:: T3V2cmllciBwb2x5dmFsZW50IGQnZW50cmV0aWVuIGRlIGxhIHZvaWUgcHVibGlxdWUg</text:p>
          </table:table-cell>
          <table:table-cell office:value-type="string" calcext:value-type="string">
            <text:p>employeeType: Ouvrier polyvalent d'entretien de la voie publique 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n: uid=didier.bourolleau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Didier BOUROLL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: T3V2cmllciBwb2x5dmFsZW50IGQnZW50cmV0aWVuIGRlIGxhIHZvaWUgcHVibG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xdWU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Did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didier.bouroll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BOUROLLEAU Did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425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bourolleau.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didier.bouroll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BOUROLL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didier.bouroll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Modedoux, Voirie, Espace_Public, morisset, Filires, collectivites, larochelle</text:p>
          </table:table-cell>
          <table:table-cell office:value-type="string" calcext:value-type="string">
            <text:p>1,1,0,0,0</text:p>
          </table:table-cell>
          <table:table-cell office:value-type="string" calcext:value-type="string">
            <text:p># birgitta.morin, people, larochelle.fr</text:p>
          </table:table-cell>
          <table:table-cell table:number-columns-repeated="2"/>
          <table:table-cell office:value-type="string" calcext:value-type="string">
            <text:p>employeeType:: R2VzdGlvbm5haXJlIGRlIGTDqXBsYWNlbWVudHM=</text:p>
          </table:table-cell>
          <table:table-cell office:value-type="string" calcext:value-type="string">
            <text:p>employeeType: Gestionnaire de déplacements</text:p>
          </table:table-cell>
          <table:table-cell office:value-type="string" calcext:value-type="string">
            <text:p>manager: uid=pascal.laffargue,ou=people,dc=larochelle,dc=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/>.fr</text:p>
          </table:table-cell>
          <table:table-cell/>
          <table:table-cell office:value-type="string" calcext:value-type="string">
            <text:p>dn: uid=birgitta.morin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Modedoux,ou=Voirie,ou=Espace_Public,ou=morisset,ou=Filires,ou=collectiv</text:p>
          </table:table-cell>
          <table:table-cell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tes,dc=larochelle,dc=fr</text:p>
          </table:table-cell>
          <table:table-cell/>
          <table:table-cell office:value-type="string" calcext:value-type="string">
            <text:p>mobile: 06 07 28 86 9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birgitta.morin,ou=people,dc=larochelle,dc=fr</text:p>
          </table:table-cell>
          <table:table-cell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Modedoux</text:p>
          </table:table-cell>
          <table:table-cell/>
          <table:table-cell office:value-type="string" calcext:value-type="string">
            <text:p>displayName: Birgitta MOR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employeeType:: R2VzdGlvbm5haXJlIGRlIGTDqXBsYWNlbWVudHM=</text:p>
          </table:table-cell>
          <table:table-cell table:number-columns-repeated="1021"/>
        </table:table-row>
        <table:table-row table:style-name="ro2">
          <table:table-cell table:style-name="Default"/>
          <table:table-cell/>
          <table:table-cell office:value-type="string" calcext:value-type="string">
            <text:p>givenName: Birgit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79 7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birgitta.mor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MORIN Birgit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0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OfficeBox: BP 15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8 place JB MARC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797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08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pascal.laffargue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birgitta.morin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LA ROCHELLE Cedex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birgitta.mor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MOR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birgitta.mor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ada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 table:number-rows-repeated="55">
          <table:table-cell table:number-columns-repeated="1024"/>
        </table:table-row>
        <table:table-row table:style-name="ro6">
          <table:table-cell office:value-type="string" calcext:value-type="string">
            <text:p># Eclairagepublic, Voirie, Espace_Public, morisset, Filires, collectivites, lar</text:p>
          </table:table-cell>
          <table:table-cell office:value-type="string" calcext:value-type="string">
            <text:p>1,2,0,0,0</text:p>
          </table:table-cell>
          <table:table-cell office:value-type="string" calcext:value-type="string">
            <text:p># olivier.golinvaux, people, larochelle.fr</text:p>
          </table:table-cell>
          <table:table-cell table:number-columns-repeated="2"/>
          <table:table-cell table:number-columns-repeated="2" office:value-type="string" calcext:value-type="string">
            <text:p>employeeType: Chef de service ou Responsable de servi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/>ochelle.fr</text:p>
          </table:table-cell>
          <table:table-cell/>
          <table:table-cell office:value-type="string" calcext:value-type="string">
            <text:p>dn: uid=olivier.golinvaux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Eclairagepublic,ou=Voirie,ou=Espace_Public,ou=morisset,ou=Filires,ou=co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olivier.golinvaux,ou=people,dc=larochelle,dc=f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eet: Place de l'Arsenal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simileTelephoneNumber: 05 46 51 71 01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Eclairagepublic</text:p>
          </table:table-cell>
          <table:table-cell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: eclairage.public@ville-larochelle.fr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ephoneNumber: 05 46 51 11 66</text:p>
          </table:table-cell>
          <table:table-cell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beledURI: 590</text:p>
          </table:table-cell>
          <table:table-cell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uDisplayName: Service Eclairage public signalisation tricolore</text:p>
          </table:table-cell>
          <table:table-cell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1</text:p>
          </table:table-cell>
          <table:table-cell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08 97 61 6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Olivier GOLINVAU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Chef de service ou Responsable de servi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Oliv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olivier.golinvau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14 6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GOLINVAUX Oliv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146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olivier.golinvaux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olivier.golinvau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GOLINVAU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05 46 51 53 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olivier.golinvau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Programmation-EtudesEP, Eclairagepublic, Voirie, Espace_Public, morisset, Fil</text:p>
          </table:table-cell>
          <table:table-cell office:value-type="string" calcext:value-type="string">
            <text:p>1,2,1,0,0</text:p>
          </table:table-cell>
          <table:table-cell office:value-type="string" calcext:value-type="string">
            <text:p># sebastien.paille, people, larochelle.fr</text:p>
          </table:table-cell>
          <table:table-cell table:number-columns-repeated="2"/>
          <table:table-cell office:value-type="string" calcext:value-type="string">
            <text:p>employeeType: Responsable d'ate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ires, collectivites, larochelle.fr</text:p>
          </table:table-cell>
          <table:table-cell/>
          <table:table-cell office:value-type="string" calcext:value-type="string">
            <text:p>dn: uid=sebastien.paille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Programmation-EtudesEP,ou=Eclairagepublic,ou=Voirie,ou=Espace_Public,ou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=morisset,ou=Filires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Programmation-EtudesEP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uDisplayName: Organisation technique Programmation Etudes Commandes DT/DICT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7291408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Responsable d'atel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sebastien.pa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50 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 Eclairage Public -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0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sebastien.paille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sebastien.pa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PA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509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sebastien.pa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# Electriciens-Reseau, Programmation-EtudesEP, Eclairagepublic, Voirie, Espace_</text:p>
          </table:table-cell>
          <table:table-cell office:value-type="string" calcext:value-type="string">
            <text:p>1,2,1,1,0</text:p>
          </table:table-cell>
          <table:table-cell office:value-type="string" calcext:value-type="string">
            <text:p># willy.bardet, people, larochelle.fr</text:p>
          </table:table-cell>
          <table:table-cell table:number-columns-repeated="7"/>
          <table:table-cell office:value-type="string" calcext:value-type="string">
            <text:p>ouDisplayName: Service Eclairage public signalisation tricolo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Public, morisset, Filires, collectivites, larochelle.fr</text:p>
          </table:table-cell>
          <table:table-cell/>
          <table:table-cell office:value-type="string" calcext:value-type="string">
            <text:p>dn: uid=willy.bardet,ou=people,dc=larochelle,dc=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n: ou=Electriciens-Reseau,ou=Programmation-EtudesEP,ou=Eclairagepublic,ou=Voi</text:p>
          </table:table-cell>
          <table:table-cell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rie,ou=Espace_Public,ou=morisset,ou=Filires,ou=collectivites,dc=larochelle,dc</text:p>
          </table:table-cell>
          <table:table-cell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=fr</text:p>
          </table:table-cell>
          <table:table-cell/>
          <table:table-cell office:value-type="string" calcext:value-type="string">
            <text:p>displayName: Willy BARDET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olivier.golinvaux,ou=people,dc=larochelle,dc=fr</text:p>
          </table:table-cell>
          <table:table-cell/>
          <table:table-cell office:value-type="string" calcext:value-type="string">
            <text:p>givenName: Will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Electriciens-Reseau</text:p>
          </table:table-cell>
          <table:table-cell/>
          <table:table-cell office:value-type="string" calcext:value-type="string">
            <text:p>uid: willy.bard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cn: BARDET Wil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39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bardet.wil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willy.bard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BARD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willy.bard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andre.farnault, people, larochelle.fr</text:p>
          </table:table-cell>
          <table:table-cell office:value-type="string" calcext:value-type="string">
            <text:p>cn:: RkFSTkFVTFQgQW5kcsOp</text:p>
          </table:table-cell>
          <table:table-cell office:value-type="string" calcext:value-type="string">
            <text:p>displayName:: QW5kcsOpIEZBUk5BVUxU</text:p>
          </table:table-cell>
          <table:table-cell table:number-columns-repeated="2"/>
          <table:table-cell office:value-type="string" calcext:value-type="string">
            <text:p>manager: uid=patricia.fremondiere,ou=people,dc=larochelle,dc=fr</text:p>
          </table:table-cell>
          <table:table-cell/>
          <table:table-cell office:value-type="string" calcext:value-type="string">
            <text:p>ou:: b3U9RWNvbGVzLG91PUxhcm1ldCxvdT1GaWxpw6hyZXMsb3U9Y29sbGVjdGl2aXRlcyxkYz1sYXJvY2hlbGxlLGRjPWZy</text:p>
          </table:table-cell>
          <table:table-cell office:value-type="string" calcext:value-type="string">
            <text:p>ouDisplayName: Service Eclairage public signalisation tricolo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dn: uid=andre.farnault,ou=people,dc=larochelle,dc=fr</text:p>
          </table:table-cell>
          <table:table-cell office:value-type="string" calcext:value-type="string">
            <text:p>FARNAULT André</text:p>
          </table:table-cell>
          <table:table-cell office:value-type="string" calcext:value-type="string">
            <text:p>André FARNAULT</text:p>
          </table:table-cell>
          <table:table-cell table:number-columns-repeated="4"/>
          <table:table-cell office:value-type="string" calcext:value-type="string">
            <text:p>ou=Ecoles,ou=Larmet,ou=Filières,ou=collectivites,dc=larochelle,dc=fr</text:p>
          </table:table-cell>
          <table:table-cell office:value-type="string" calcext:value-type="string">
            <text:p>Service Eclairage public signalisation tricolo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ntreti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andre.farnaul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8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patricia.fremondiere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andre.farnault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andre.farnaul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FARNAUL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andre.farnaul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oomNumber: groupe scolai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samuel.fournier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samuel.fournier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81 25 02 9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Samuel FOURN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Electricien - Agent de maitr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Samu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samuel.fourn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FOURNIER Samu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 Eclairage Public -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samuel.fourn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FOURN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samuel.fourn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mickael.gaiguant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mickael.gaiguant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Mickael GAIGU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Micka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mickael.gaigu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GAIGUANT Micka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410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gaiguant.mic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mickael.gaigu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GAIGU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mickael.gaigua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hugo.malagon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hugo.malago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Hugo MALAG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Electrici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Hug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hugo.malag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MALAGON Hug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477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malagon.hug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hugo.malagon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hugo.malag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MALAG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hugo.malag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michel.martineau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michel.martineau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81 24 37 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Michel MARTIN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Electrici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Mich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michel.martin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MARTINEAU Mich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 Eclairage Public -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michel.martin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MARTIN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michel.martin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frederic.pain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frederic.pa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frederic.p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218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olivier.golinvaux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frederic.p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P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frederic.p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florian.remaud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florian.remaud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Florian REM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Floria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florian.rem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REMAUD Floria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400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remaud.flor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florian.rem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REM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florian.rem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SIG-Facturation, Programmation-EtudesEP, Eclairagepublic, Voirie, Espace_Publ</text:p>
          </table:table-cell>
          <table:table-cell office:value-type="string" calcext:value-type="string">
            <text:p>1,2,1,2,0</text:p>
          </table:table-cell>
          <table:table-cell office:value-type="string" calcext:value-type="string">
            <text:p># claire.legendre, people, larochelle.fr</text:p>
          </table:table-cell>
          <table:table-cell table:number-columns-repeated="3"/>
          <table:table-cell office:value-type="string" calcext:value-type="string">
            <text:p>employeeType:: RGVzc2luYXRldXIg</text:p>
          </table:table-cell>
          <table:table-cell table:number-columns-repeated="2"/>
          <table:table-cell office:value-type="string" calcext:value-type="string">
            <text:p>ou:: b3U9RWNsYWlyYWdlX3B1YmxpYyxvdT1Fc3BhY2VfUHVibGljLG91PU1vbGxhcmQsb3U9RmlsacOocmVzLG91PWNvbGxlY3Rpdml0ZXMsZGM9bGFyb2NoZWxsZSxkYz1mcg==</text:p>
          </table:table-cell>
          <table:table-cell office:value-type="string" calcext:value-type="string">
            <text:p>ouDisplayName: Service Eclairage public signalisation tricolo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ic, morisset, Filires, collectivites, larochelle.fr</text:p>
          </table:table-cell>
          <table:table-cell/>
          <table:table-cell office:value-type="string" calcext:value-type="string">
            <text:p>dn: uid=claire.legendre,ou=people,dc=larochelle,dc=fr</text:p>
          </table:table-cell>
          <table:table-cell table:number-columns-repeated="3"/>
          <table:table-cell office:value-type="string" calcext:value-type="string">
            <text:p>Dessinateur</text:p>
          </table:table-cell>
          <table:table-cell table:number-columns-repeated="2"/>
          <table:table-cell office:value-type="string" calcext:value-type="string">
            <text:p>ou=Eclairage_public,ou=Espace_Public,ou=Mollard,ou=Filières,ou=collectivites,dc=larochelle,dc=fr</text:p>
          </table:table-cell>
          <table:table-cell office:value-type="string" calcext:value-type="string">
            <text:p>Service Eclairage public signalisation tricolor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n: ou=SIG-Facturation,ou=Programmation-EtudesEP,ou=Eclairagepublic,ou=Voirie,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ou=Espace_Public,ou=morisset,ou=Filires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SIG-Facturation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DisplayName: SIG DT/DICT Facturation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Claire LEGEND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Clai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claire.legend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LEGENDRE Clai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 Eclairage Public -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6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claire.legend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LEGEND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509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claire.legend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claire.legendre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Coordination-Stocks, Programmation-EtudesEP, Eclairagepublic, Voirie, Espace_</text:p>
          </table:table-cell>
          <table:table-cell office:value-type="string" calcext:value-type="string">
            <text:p>1,2,1,3,0</text:p>
          </table:table-cell>
          <table:table-cell office:value-type="string" calcext:value-type="string">
            <text:p># herve.hournau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ublic, morisset, Filires, collectivites, larochelle.fr</text:p>
          </table:table-cell>
          <table:table-cell/>
          <table:table-cell office:value-type="string" calcext:value-type="string">
            <text:p>dn: uid=herve.hournau,ou=people,dc=larochelle,dc=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n: ou=Coordination-Stocks,ou=Programmation-EtudesEP,ou=Eclairagepublic,ou=Voi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rie,ou=Espace_Public,ou=morisset,ou=Filires,ou=collectivites,dc=larochelle,dc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=f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Coordination-Stocks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escription: Suivi Organisation Coordination Stocks Dt/DICT Planning et atelie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s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uDisplayName: Suivi Organisation Coordination Stocks</text:p>
          </table:table-cell>
          <table:table-cell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Eclairage Public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08 97 61 7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Electricien - Agent de maitr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50 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herve.hourn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 Eclairage Public -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0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herve.hournau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herve.hourn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HOURN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herve.hourn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Service Eclairage public signalisation tricolo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Assainissementpluvial, Voirie, Espace_Public, morisset, Filires, collectivite</text:p>
          </table:table-cell>
          <table:table-cell office:value-type="string" calcext:value-type="string">
            <text:p>1,3,0,0,0</text:p>
          </table:table-cell>
          <table:table-cell office:value-type="string" calcext:value-type="string">
            <text:p># severine.teyssot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, larochelle.fr</text:p>
          </table:table-cell>
          <table:table-cell/>
          <table:table-cell office:value-type="string" calcext:value-type="string">
            <text:p>dn: uid=severine.teyssot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Assainissementpluvial,ou=Voirie,ou=Espace_Public,ou=morisset,ou=Filires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severine.teyssot,ou=people,dc=larochelle,dc=f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eet: Place de l'Arsenal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simileTelephoneNumber: 05 46 51 53 86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Assainissementpluvial</text:p>
          </table:table-cell>
          <table:table-cell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: severine.teyssot@ville-larochelle.fr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ephoneNumber: 05 46 51 11 66</text:p>
          </table:table-cell>
          <table:table-cell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beledURI: 445</text:p>
          </table:table-cell>
          <table:table-cell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07 10 01 5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Responsable de l'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severine.teysso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14 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0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OfficeBox: BP 15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8 place JB MARC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14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severine.teyssot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LA ROCHELLE Cedex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severine.teysso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TEYSSO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severine.teysso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ada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pluvial-Protection, Assainissementpluvial, Voirie, Espace_Public, morisset, F</text:p>
          </table:table-cell>
          <table:table-cell office:value-type="string" calcext:value-type="string">
            <text:p>1,3,1,0,0</text:p>
          </table:table-cell>
          <table:table-cell office:value-type="string" calcext:value-type="string">
            <text:p># jean-yves.oberlin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lires, collectivites, larochelle.fr</text:p>
          </table:table-cell>
          <table:table-cell/>
          <table:table-cell office:value-type="string" calcext:value-type="string">
            <text:p>dn: uid=jean-yves.oberlin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pluvial-Protection,ou=Assainissementpluvial,ou=Voirie,ou=Espace_Public,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ou=morisset,ou=Filires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pluvial-Protection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07 10 01 6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Jean-Yves OBERL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Jean-Yv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jean-yves.oberl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OBERLIN Jean-Yv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144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6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jean-yves.oberl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OBERL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jean-yves.oberl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jean-yves.oberlin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14 4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Pluvial-exploitation, pluvial-Protection, Assainissementpluvial, Voirie, Espa</text:p>
          </table:table-cell>
          <table:table-cell office:value-type="string" calcext:value-type="string">
            <text:p>1,3,1,1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ce_Public, morisset, Filires, collectivites, larochelle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n: ou=Pluvial-exploitation,ou=pluvial-Protection,ou=Assainissementpluvial,ou=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/>Voirie,ou=Espace_Public,ou=morisset,ou=Filires,ou=collectivites,dc=larochel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Exploitation pluvi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Pluvial-exploit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Hydrocureurs, Pluvial-exploitation, pluvial-Protection, Assainissementpluvial</text:p>
          </table:table-cell>
          <table:table-cell office:value-type="string" calcext:value-type="string">
            <text:p>1,3,1,1,1</text:p>
          </table:table-cell>
          <table:table-cell office:value-type="string" calcext:value-type="string">
            <text:p># stephane.archambaud, people, larochelle.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/>, Voirie, Espace_Public, morisset, Filires, collectivites, larochelle.fr</text:p>
          </table:table-cell>
          <table:table-cell/>
          <table:table-cell office:value-type="string" calcext:value-type="string">
            <text:p>dn: uid=stephane.archambaud,ou=people,dc=larochelle,dc=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n: ou=Hydrocureurs,ou=Pluvial-exploitation,ou=pluvial-Protection,ou=Assainiss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ementpluvial,ou=Voirie,ou=Espace_Public,ou=morisset,ou=Filires,ou=collectivit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,dc=larochelle,dc=fr</text:p>
          </table:table-cell>
          <table:table-cell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Hydrocureurs</text:p>
          </table:table-cell>
          <table:table-cell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stephane.archamb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38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stephane.archamb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ARCHAMB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stephane.archambau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philippe.bourion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philippe.bourio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C.T.M. Transports Manuten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Philippe BOUR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Manutentionnai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Philipp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philippe.bour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BOURION Philipp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24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philippe.bour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BOUR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philippe.bour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alain.guillon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alain.guillo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Alain GUILL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Al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alain.guill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GUILLON Ala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7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alain.guill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GUILL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alain.guill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wilfrid.marquet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wilfrid.marquet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Wilfrid MARQ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Wilfri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wilfrid.marq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MARQUET Wilfri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4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wilfrid.marq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MARQ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wilfrid.marq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wilfrid.marquet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laurent.rousseau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laurent.rousseau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7 85 49 83 7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Laurent ROUSS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Laur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laurent.rouss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ROUSSEAU Laur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319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laurent.rouss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ROUSS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laurent.rouss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vincent.videau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vincent.videau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Vincent VID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Ouvrier polyval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Vinc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vincent.vid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VIDEAU Vinc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46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vincent.vid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VID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vincent.vide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Patrimoine-pluvial, pluvial-Protection, Assainissementpluvial, Voirie, Espace</text:p>
          </table:table-cell>
          <table:table-cell office:value-type="string" calcext:value-type="string">
            <text:p>1,3,1,2,0</text:p>
          </table:table-cell>
          <table:table-cell office:value-type="string" calcext:value-type="string">
            <text:p># laurent.courapied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_Public, morisset, Filires, collectivites, larochelle.fr</text:p>
          </table:table-cell>
          <table:table-cell/>
          <table:table-cell office:value-type="string" calcext:value-type="string">
            <text:p>dn: uid=laurent.courapied,ou=people,dc=larochelle,dc=f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n: ou=Patrimoine-pluvial,ou=pluvial-Protection,ou=Assainissementpluvial,ou=Vo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irie,ou=Espace_Public,ou=morisset,ou=Filires,ou=collectivites,dc=larochelle,d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=fr</text:p>
          </table:table-cell>
          <table:table-cell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DisplayName: Gestion du Patrimoine pluvial</text:p>
          </table:table-cell>
          <table:table-cell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severine.teyssot,ou=people,dc=larochelle,dc=fr</text:p>
          </table:table-cell>
          <table:table-cell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Patrimoine-pluvial</text:p>
          </table:table-cell>
          <table:table-cell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Assainissement Pluvi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Laurent COURAPI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Laur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laurent.courapi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COURAPIED Laur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CT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8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ean-yves.oberlin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Rue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laurent.courapied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laurent.courapi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COURAPI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laurent.courapi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DeplacementsV, Voirie, Espace_Public, morisset, Filires, collectivites, laroc</text:p>
          </table:table-cell>
          <table:table-cell office:value-type="string" calcext:value-type="string">
            <text:p>1,4,0,0,0</text:p>
          </table:table-cell>
          <table:table-cell office:value-type="string" calcext:value-type="string">
            <text:p># pascal.laffargue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helle.fr</text:p>
          </table:table-cell>
          <table:table-cell/>
          <table:table-cell office:value-type="string" calcext:value-type="string">
            <text:p>dn: uid=pascal.laffargue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DeplacementsV,ou=Voirie,ou=Espace_Public,ou=morisset,ou=Filires,ou=coll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pascal.laffargue,ou=people,dc=larochelle,dc=f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DeplacementsV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Voir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82 57 80 5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Pascal LAFFARG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pascal.laffarg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53 6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LAFFARGU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36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95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pascal.laffargue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pascal.laffarg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LAFFARG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05 46 51 53 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pascal.laffarg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AcessibilitePMRMobilierUrbain, DeplacementsV, Voirie, Espace_Public, morisset</text:p>
          </table:table-cell>
          <table:table-cell office:value-type="string" calcext:value-type="string">
            <text:p>1,4,1,0,0</text:p>
          </table:table-cell>
          <table:table-cell office:value-type="string" calcext:value-type="string">
            <text:p># fabrice.malaussene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, Filires, collectivites, larochelle.fr</text:p>
          </table:table-cell>
          <table:table-cell/>
          <table:table-cell office:value-type="string" calcext:value-type="string">
            <text:p>dn: uid=fabrice.malaussene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AcessibilitePMRMobilierUrbain,ou=DeplacementsV,ou=Voirie,ou=Espace_Publ</text:p>
          </table:table-cell>
          <table:table-cell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ic,ou=morisset,ou=Filires,ou=collectivites,dc=larochelle,dc=fr</text:p>
          </table:table-cell>
          <table:table-cell/>
          <table:table-cell office:value-type="string" calcext:value-type="string">
            <text:p>mobile: 06 72 91 46 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AcessibilitePMRMobilierUrbain</text:p>
          </table:table-cell>
          <table:table-cell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displayName: Fabrice MALAUSSE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Fabri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11 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fabrice.malausse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MALAUSSENE Fabri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ager: 11 6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317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malaussene.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fabrice.malaussene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fabrice.malausse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MALAUSSE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fabrice.malausse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11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RegieAutomatismes, AcessibilitePMRMobilierUrbain, DeplacementsV, Voirie, Espa</text:p>
          </table:table-cell>
          <table:table-cell office:value-type="string" calcext:value-type="string">
            <text:p>1,4,1,1,0</text:p>
          </table:table-cell>
          <table:table-cell office:value-type="string" calcext:value-type="string">
            <text:p># jacques.caillet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e_Public, morisset, Filires, collectivites, larochelle.fr</text:p>
          </table:table-cell>
          <table:table-cell/>
          <table:table-cell office:value-type="string" calcext:value-type="string">
            <text:p>dn: uid=jacques.caillet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RegieAutomatismes,ou=AcessibilitePMRMobilierUrbain,ou=DeplacementsV,ou=</text:p>
          </table:table-cell>
          <table:table-cell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Voirie,ou=Espace_Public,ou=morisset,ou=Filires,ou=collectivites,dc=larochelle</text:p>
          </table:table-cell>
          <table:table-cell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,dc=fr</text:p>
          </table:table-cell>
          <table:table-cell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RegieAutomatismes</text:p>
          </table:table-cell>
          <table:table-cell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C.T.M. Automatism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71 14 32 6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Jacques CAILL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Type: Responsable ateli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Jacqu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50 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jacques.caill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: ctm.automatismes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CAILLET Jacqu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18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Blaise Pasc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ager: 50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0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26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hysicalDeliveryOfficeName: Zone industri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jacques.caillet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PERIGN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jacques.caill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CAILL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jacques.caill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hibaut.secouet, people, 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n: uid=thibaut.secouet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Thibaut SECO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Thibau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thibaut.seco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: ctm.automatismes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SECOUET Thibau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ager: 50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129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jacques.caillet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Coriolis: secouet.thib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thibaut.seco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SECO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thibaut.secou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ObservatoireCirculationMobilier, DeplacementsV, Voirie, Espace_Public, moriss</text:p>
          </table:table-cell>
          <table:table-cell table:style-name="ce4" office:value-type="string" calcext:value-type="string">
            <text:p>1,4,2,0,0</text:p>
          </table:table-cell>
          <table:table-cell office:value-type="string" calcext:value-type="string">
            <text:p># wissem.ghorbel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t, Filires, collectivites, larochelle.fr</text:p>
          </table:table-cell>
          <table:table-cell/>
          <table:table-cell office:value-type="string" calcext:value-type="string">
            <text:p>dn: uid=wissem.ghorbel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ObservatoireCirculationMobilier,ou=DeplacementsV,ou=Voirie,ou=Espace_Pu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/>blic,ou=morisset,ou=Filires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ObservatoireCirculationMobilie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Voir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Name: Wissem GHORB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Name: Wisse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wissem.ghorb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n: GHORBEL Wisse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alCode: 170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ostOfficeBox: BP 15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reet: 8 place JB MARC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806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pascal.laffargue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ail: wissem.ghorbel@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: LA ROCHELLE Cedex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wissem.ghorb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GHORB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wissem.ghorb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r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110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11 0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Signalisation, DeplacementsV, Voirie, Espace_Public, morisset, Filires, colle</text:p>
          </table:table-cell>
          <table:table-cell office:value-type="string" calcext:value-type="string">
            <text:p>1,4,3,0,0</text:p>
          </table:table-cell>
          <table:table-cell office:value-type="string" calcext:value-type="string">
            <text:p># andre.launay, people, larochelle.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tivites, larochelle.fr</text:p>
          </table:table-cell>
          <table:table-cell/>
          <table:table-cell office:value-type="string" calcext:value-type="string">
            <text:p>dn: uid=andre.launay,ou=people,dc=larochelle,dc=fr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n: ou=Signalisation,ou=DeplacementsV,ou=Voirie,ou=Espace_Public,ou=morisset,o</text:p>
          </table:table-cell>
          <table:table-cell/>
          <table:table-cell office:value-type="string" calcext:value-type="string">
            <text:p>shadowMin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u=Filires,ou=collectivites,dc=larochelle,dc=fr</text:p>
          </table:table-cell>
          <table:table-cell/>
          <table:table-cell office:value-type="string" calcext:value-type="string">
            <text:p>shadowMax: 999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Also: uid=andre.launay,ou=people,dc=larochelle,dc=fr</text:p>
          </table:table-cell>
          <table:table-cell/>
          <table:table-cell office:value-type="string" calcext:value-type="string">
            <text:p>shadowWarning: 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alCode: 17086</text:p>
          </table:table-cell>
          <table:table-cell/>
          <table:table-cell office:value-type="string" calcext:value-type="string">
            <text:p>shadowExpire: 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eet: 8 Place JB Marcet</text:p>
          </table:table-cell>
          <table:table-cell/>
          <table:table-cell office:value-type="string" calcext:value-type="string">
            <text:p>loginShell: /bin/b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simileTelephoneNumber: 05 46 51 53 86</text:p>
          </table:table-cell>
          <table:table-cell/>
          <table:table-cell office:value-type="string" calcext:value-type="string">
            <text:p>preferredLanguage: 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: Signalisation</text:p>
          </table:table-cell>
          <table:table-cell/>
          <table:table-cell office:value-type="string" calcext:value-type="string">
            <text:p>userCountry: Fr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: LA ROCHELLE cedex 2</text:p>
          </table:table-cell>
          <table:table-cell/>
          <table:table-cell office:value-type="string" calcext:value-type="string">
            <text:p>lnetMailAccess: TR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OfficeBox: BP 1541</text:p>
          </table:table-cell>
          <table:table-cell/>
          <table:table-cell office:value-type="string" calcext:value-type="string">
            <text:p>OXAppointmentDays: 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: voirie.signalisation@ville-larochelle.fr</text:p>
          </table:table-cell>
          <table:table-cell/>
          <table:table-cell office:value-type="string" calcext:value-type="string">
            <text:p>OXGroupID: 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ephoneNumber: 05 46 51 11 66</text:p>
          </table:table-cell>
          <table:table-cell/>
          <table:table-cell office:value-type="string" calcext:value-type="string">
            <text:p>OXTaskDays: 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DisplayName: Signalisation Exploitation</text:p>
          </table:table-cell>
          <table:table-cell/>
          <table:table-cell office:value-type="string" calcext:value-type="string">
            <text:p>OXTimeZone: Europe/Par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edAddress: 0</text:p>
          </table:table-cell>
          <table:table-cell/>
          <table:table-cell office:value-type="string" calcext:value-type="string">
            <text:p>OXDayviewStartTime: 07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EndTime: 18: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XDayviewInterval: 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Domain: ville-larochelle.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ilEnabled: O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fo: Signalis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Category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dNumber: 5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bile: 06 72 91 46 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Number: 10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id: andre.laun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mployeeNumber: 217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nager: uid=pascal.laffargue,ou=people,dc=larochelle,dc=f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: Ville de La Roch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scription: andre.laun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n: LAUN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acsimileTelephoneNumber: 05 46 51 14 0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omeDirectory: /home/andre.laun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itle: Monsie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PPhone: 50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lephoneNumber: 05 46 51 50 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ouDisplayName: Direction de la voiri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Intervention-Signal, Signalisation, DeplacementsV, Voirie, Espace_Public, mor</text:p>
          </table:table-cell>
          <table:table-cell office:value-type="string" calcext:value-type="string">
            <text:p>1,4,3,1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isset, Filires, collectivites, larochelle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n: ou=Intervention-Signal,ou=Signalisation,ou=DeplacementsV,ou=Voirie,ou=Es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/>ce_Public,ou=morisset,ou=Filires,ou=collectivites,dc=larochelle,dc=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eeAlso: uid=andre.launay,ou=people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Equipe d'interven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Intervention-Sign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Cartographie, Voirie, Espace_Public, morisset, Filires, collectivites, laroch</text:p>
          </table:table-cell>
          <table:table-cell office:value-type="string" calcext:value-type="string">
            <text:p>1,5,0,0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elle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n: ou=Cartographie,ou=Voirie,ou=Espace_Public,ou=morisset,ou=Filires,ou=col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ctivites,dc=larochelle,dc=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eeAlso: uid=frederic.garel,ou=people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Cartograph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simileTelephoneNumber: 05 46 51 71 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phoneNumber: 05 46 51 11 6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travaux, Voirie, Espace_Public, morisset, Filires, collectivites, larochelle.</text:p>
          </table:table-cell>
          <table:table-cell office:value-type="string" calcext:value-type="string">
            <text:p>1,6,0,0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n: ou=travaux,ou=Voirie,ou=Espace_Public,ou=morisset,ou=Filires,ou=collect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te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: 17086 LA ROCHELLE Cedex 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eeAlso: uid=david.germaneau,ou=people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travau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OfficeBox: BP 154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phoneNumber: 05 46 51 53 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et: 8, place Jean-Baptiste Marc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Patrimoine-routier, travaux, Voirie, Espace_Public, morisset, Filires, collec</text:p>
          </table:table-cell>
          <table:table-cell office:value-type="string" calcext:value-type="string">
            <text:p>1,6,1,0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tivites, larochelle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n: ou=Patrimoine-routier,ou=travaux,ou=Voirie,ou=Espace_Public,ou=morisset,o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=Filires,ou=collectivite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Patrimoine-rout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Gestion Patrimoine rout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6">
          <table:table-cell office:value-type="string" calcext:value-type="string">
            <text:p># Surveillance-routiere, Patrimoine-routier, travaux, Voirie, Espace_Public, mo</text:p>
          </table:table-cell>
          <table:table-cell office:value-type="string" calcext:value-type="string">
            <text:p>1,6,1,1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risset, Filires, collectivites, larochelle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n: ou=Surveillance-routiere,ou=Patrimoine-routier,ou=travaux,ou=Voirie,ou=Es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/>ace_Public,ou=morisset,ou=Filires,ou=collectivite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Surveillance-routi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Surveillance et suivi patrimoine rout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6">
          <table:table-cell office:value-type="string" calcext:value-type="string">
            <text:p># Voirie-Travaux-Exploitation, Patrimoine-routier, travaux, Voirie, Espace_Publ</text:p>
          </table:table-cell>
          <table:table-cell office:value-type="string" calcext:value-type="string">
            <text:p>1,6,1,2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ic, morisset, Filires, collectivites, larochelle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n: ou=Voirie-Travaux-Exploitation,ou=Patrimoine-routier,ou=travaux,ou=Voirie,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/>ou=Espace_Public,ou=morisset,ou=Filires,ou=collectivite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Voirie-Travaux-Exploit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Voirie Travaux Exploit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interventions-Trav, Voirie-Travaux-Exploitation, Patrimoine-routier, travaux,</text:p>
          </table:table-cell>
          <table:table-cell office:value-type="string" calcext:value-type="string">
            <text:p>1,6,1,2,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 text:c="2"/>Voirie, Espace_Public, morisset, Filires, collectivites, larochelle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n: ou=interventions-Trav,ou=Voirie-Travaux-Exploitation,ou=Patrimoine-routi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/>,ou=travaux,ou=Voirie,ou=Espace_Public,ou=morisset,ou=Filires,ou=collectivi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DisplayName: Equipe d'intervention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eeAlso: uid=david.germaneau,ou=people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interventions-Tr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# Travaux-reseaux, travaux, Voirie, Espace_Public, morisset, Filires, collectiv</text:p>
          </table:table-cell>
          <table:table-cell office:value-type="string" calcext:value-type="string">
            <text:p>1,6,2,0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ites, larochelle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n: ou=Travaux-reseaux,ou=travaux,ou=Voirie,ou=Espace_Public,ou=morisset,ou=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lires,ou=collectivites,dc=larochelle,dc=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: Travaux-reseau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edAddress: 0</text:p>
          </table:table-cell>
          <table:table-cell table:number-columns-repeated="1023"/>
        </table:table-row>
        <table:table-row table:style-name="ro2" table:number-rows-repeated="1047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41:04.858693147</meta:creation-date>
    <dc:date>2017-11-29T18:52:40.887273649</dc:date>
    <meta:editing-duration>PT41M14S</meta:editing-duration>
    <meta:editing-cycles>4</meta:editing-cycles>
    <meta:generator>LibreOffice/5.4.1.2$Linux_X86_64 LibreOffice_project/40m0$Build-2</meta:generator>
    <meta:document-statistic meta:table-count="2" meta:cell-count="1614" meta:object-count="0"/>
  </office:meta>
</office:document-meta>
</file>